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4.221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3.212cm"/>
    </style:style>
    <style:style style:name="co7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9cm" svg:height="8.999cm" svg:x="0cm" svg:y="3.153cm">
            <draw:object draw:notify-on-update-of-ranges="Лист1.A2:Лист1.A4 Лист1.B1:Лист1.B1 Лист1.B2:Лист1.B4 Лист1.C1:Лист1.C1 Лист1.C2:Лист1.C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cm" svg:height="9.004cm" svg:x="16.201cm" svg:y="3.267cm">
            <draw:object draw:notify-on-update-of-ranges="Лист1.G1:Лист1.G1 Лист1.H1:Лист1.H1 Лист1.I1:Лист1.I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6.008cm" svg:height="9.004cm" svg:x="0.055cm" svg:y="12.298cm">
            <draw:object draw:notify-on-update-of-ranges="Лист1.D1:Лист1.D1 Лист1.E1:Лист1.E1 Лист1.F1:Лист1.F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14.008cm" svg:height="7.879cm" svg:x="33.835cm" svg:y="3.743cm">
            <draw:object draw:notify-on-update-of-ranges="Лист1.A2:Лист1.A4 Лист1.K1:Лист1.K1 Лист1.K2:Лист1.K4 Лист1.L1:Лист1.L1 Лист1.L2:Лист1.L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2" table:default-cell-style-name="Default"/>
        <table:table-column table:style-name="co7" table:default-cell-style-name="ce2"/>
        <table:table-column table:style-name="co2" table:default-cell-style-name="ce2"/>
        <table:table-row table:style-name="ro1">
          <table:table-cell/>
          <table:table-cell table:style-name="ce1" office:value-type="string" calcext:value-type="string">
            <text:p>ArrayList</text:p>
          </table:table-cell>
          <table:table-cell table:style-name="ce1" office:value-type="string" calcext:value-type="string">
            <text:p>LinkedList</text:p>
          </table:table-cell>
          <table:table-cell table:style-name="ce1" office:value-type="string" calcext:value-type="string">
            <text:p>HashSet</text:p>
          </table:table-cell>
          <table:table-cell table:style-name="ce1" office:value-type="string" calcext:value-type="string">
            <text:p>LinkedHashSet</text:p>
          </table:table-cell>
          <table:table-cell table:style-name="ce1" office:value-type="string" calcext:value-type="string">
            <text:p>TreeSet</text:p>
          </table:table-cell>
          <table:table-cell table:style-name="ce1" office:value-type="string" calcext:value-type="string">
            <text:p>HashMap</text:p>
          </table:table-cell>
          <table:table-cell table:style-name="ce1" office:value-type="string" calcext:value-type="string">
            <text:p>LinkedHashMap</text:p>
          </table:table-cell>
          <table:table-cell table:style-name="ce1" office:value-type="string" calcext:value-type="string">
            <text:p>TreeMap</text:p>
          </table:table-cell>
          <table:table-cell/>
          <table:table-cell table:style-name="ce1" office:value-type="string" calcext:value-type="string">
            <text:p>MyLinkedList</text:p>
          </table:table-cell>
          <table:table-cell table:style-name="ce1" office:value-type="string" calcext:value-type="string">
            <text:p>LinkedList</text:p>
          </table:table-cell>
        </table:table-row>
        <table:table-row table:style-name="ro1">
          <table:table-cell office:value-type="string" calcext:value-type="string">
            <text:p>add()</text:p>
          </table:table-cell>
          <table:table-cell office:value-type="float" office:value="11686" calcext:value-type="float">
            <text:p>11686</text:p>
          </table:table-cell>
          <table:table-cell office:value-type="float" office:value="14244" calcext:value-type="float">
            <text:p>14244</text:p>
          </table:table-cell>
          <table:table-cell office:value-type="float" office:value="8214" calcext:value-type="float">
            <text:p>8214</text:p>
          </table:table-cell>
          <table:table-cell office:value-type="float" office:value="7317" calcext:value-type="float">
            <text:p>7317</text:p>
          </table:table-cell>
          <table:table-cell office:value-type="float" office:value="78300" calcext:value-type="float">
            <text:p>78300</text:p>
          </table:table-cell>
          <table:table-cell office:value-type="float" office:value="25263" calcext:value-type="float">
            <text:p>25263</text:p>
          </table:table-cell>
          <table:table-cell office:value-type="float" office:value="8320" calcext:value-type="float">
            <text:p>8320</text:p>
          </table:table-cell>
          <table:table-cell office:value-type="float" office:value="135352" calcext:value-type="float">
            <text:p>135352</text:p>
          </table:table-cell>
          <table:table-cell/>
          <table:table-cell office:value-type="float" office:value="344355" calcext:value-type="float">
            <text:p>344355</text:p>
          </table:table-cell>
          <table:table-cell office:value-type="float" office:value="37344" calcext:value-type="float">
            <text:p>37344</text:p>
          </table:table-cell>
        </table:table-row>
        <table:table-row table:style-name="ro1">
          <table:table-cell office:value-type="string" calcext:value-type="string">
            <text:p>add(element, index)</text:p>
          </table:table-cell>
          <table:table-cell office:value-type="float" office:value="19757" calcext:value-type="float">
            <text:p>19757</text:p>
          </table:table-cell>
          <table:table-cell office:value-type="float" office:value="8907" calcext:value-type="float">
            <text:p>8907</text:p>
          </table:table-cell>
          <table:table-cell table:number-columns-repeated="6" office:value-type="string" calcext:value-type="string">
            <text:p>-</text:p>
          </table:table-cell>
          <table:table-cell/>
          <table:table-cell office:value-type="float" office:value="17768" calcext:value-type="float">
            <text:p>17768</text:p>
          </table:table-cell>
          <table:table-cell office:value-type="float" office:value="12846" calcext:value-type="float">
            <text:p>12846</text:p>
          </table:table-cell>
        </table:table-row>
        <table:table-row table:style-name="ro1">
          <table:table-cell office:value-type="string" calcext:value-type="string">
            <text:p>remove(index)</text:p>
          </table:table-cell>
          <table:table-cell office:value-type="float" office:value="8596" calcext:value-type="float">
            <text:p>8596</text:p>
          </table:table-cell>
          <table:table-cell office:value-type="float" office:value="7872" calcext:value-type="float">
            <text:p>7872</text:p>
          </table:table-cell>
          <table:table-cell office:value-type="float" office:value="9975" calcext:value-type="float">
            <text:p>9975</text:p>
          </table:table-cell>
          <table:table-cell office:value-type="float" office:value="3358" calcext:value-type="float">
            <text:p>3358</text:p>
          </table:table-cell>
          <table:table-cell office:value-type="float" office:value="5888" calcext:value-type="float">
            <text:p>5888</text:p>
          </table:table-cell>
          <table:table-cell office:value-type="float" office:value="9620" calcext:value-type="float">
            <text:p>9620</text:p>
          </table:table-cell>
          <table:table-cell office:value-type="float" office:value="5328" calcext:value-type="float">
            <text:p>5328</text:p>
          </table:table-cell>
          <table:table-cell office:value-type="float" office:value="28006" calcext:value-type="float">
            <text:p>28006</text:p>
          </table:table-cell>
          <table:table-cell/>
          <table:table-cell office:value-type="float" office:value="11397" calcext:value-type="float">
            <text:p>11397</text:p>
          </table:table-cell>
          <table:table-cell office:value-type="float" office:value="7165" calcext:value-type="float">
            <text:p>71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.00.0000</text:date>, <text:time style:data-style-name="N2" text:time-value="23:31:39.68181943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2T12:25:44.992947255</meta:creation-date>
    <dc:date>2022-05-12T23:32:20.506933588</dc:date>
    <meta:editing-duration>PT1H39M18S</meta:editing-duration>
    <meta:editing-cycles>9</meta:editing-cycles>
    <meta:generator>LibreOffice/6.4.7.2$Linux_X86_64 LibreOffice_project/40$Build-2</meta:generator>
    <meta:document-statistic meta:table-count="1" meta:cell-count="43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6cm" svg:y="0.316cm" chart:style-name="ch2">
          <text:p>List</text:p>
        </chart:title>
        <chart:legend chart:legend-position="end" svg:x="13.684cm" svg:y="3.952cm" style:legend-expansion="high" chart:style-name="ch3"/>
        <chart:plot-area chart:style-name="ch4" table:cell-range-address="Лист1.A1:Лист1.C4" chart:data-source-has-labels="both" svg:x="0.32cm" svg:y="1.275cm" svg:width="13.044cm" svg:height="7.545cm">
          <chartooo:coordinate-region svg:x="3.587cm" svg:y="1.275cm" svg:width="9.312cm" svg:height="6.898cm"/>
          <chart:axis chart:dimension="x" chart:name="primary-x" chart:style-name="ch5" chartooo:axis-type="auto">
            <chartooo:date-scale/>
            <chart:categories table:cell-range-address="Лист1.A2:Лист1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B2:Лист1.B4" chart:label-cell-address="Лист1.B1:Лист1.B1" chart:class="chart:bar">
            <chart:data-point chart:repeated="3"/>
          </chart:series>
          <chart:series chart:style-name="ch9" chart:values-cell-range-address="Лист1.C2:Лист1.C4" chart:label-cell-address="Лист1.C1:Лист1.C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List</text:p>
                <draw:g>
                  <svg:desc>Лист1.B1:Лист1.B1</svg:desc>
                </draw:g>
              </table:table-cell>
              <table:table-cell office:value-type="string">
                <text:p>LinkedList</text:p>
                <draw:g>
                  <svg:desc>Лист1.C1:Лист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d()</text:p>
                <draw:g>
                  <svg:desc>Лист1.A2:Лист1.A4</svg:desc>
                </draw:g>
              </table:table-cell>
              <table:table-cell office:value-type="float" office:value="11686">
                <text:p>11686</text:p>
                <draw:g>
                  <svg:desc>Лист1.B2:Лист1.B4</svg:desc>
                </draw:g>
              </table:table-cell>
              <table:table-cell office:value-type="float" office:value="14244">
                <text:p>14244</text:p>
                <draw:g>
                  <svg:desc>Лист1.C2:Лист1.C4</svg:desc>
                </draw:g>
              </table:table-cell>
            </table:table-row>
            <table:table-row>
              <table:table-cell office:value-type="string">
                <text:p>add(element, index)</text:p>
              </table:table-cell>
              <table:table-cell office:value-type="float" office:value="19757">
                <text:p>19757</text:p>
              </table:table-cell>
              <table:table-cell office:value-type="float" office:value="8907">
                <text:p>8907</text:p>
              </table:table-cell>
            </table:table-row>
            <table:table-row>
              <table:table-cell office:value-type="string">
                <text:p>remove(index)</text:p>
              </table:table-cell>
              <table:table-cell office:value-type="float" office:value="8596">
                <text:p>8596</text:p>
              </table:table-cell>
              <table:table-cell office:value-type="float" office:value="7872">
                <text:p>78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bar" chart:style-name="ch1">
        <chart:title svg:x="7.59cm" svg:y="0.316cm" chart:style-name="ch2">
          <text:p>Set</text:p>
        </chart:title>
        <chart:legend chart:legend-position="end" svg:x="12.926cm" svg:y="3.705cm" style:legend-expansion="high" chart:style-name="ch3"/>
        <chart:plot-area chart:style-name="ch4" table:cell-range-address="Лист1.A2:Лист1.A2 Лист1.A4:Лист1.A4 Лист1.D1:Лист1.F2 Лист1.D4:Лист1.F4" chart:data-source-has-labels="both" svg:x="0.32cm" svg:y="1.275cm" svg:width="12.286cm" svg:height="7.55cm">
          <chartooo:coordinate-region svg:x="2.741cm" svg:y="1.275cm" svg:width="9.4cm" svg:height="6.903cm"/>
          <chart:axis chart:dimension="x" chart:name="primary-x" chart:style-name="ch5" chartooo:axis-type="auto">
            <chartooo:date-scale/>
            <chart:categories table:cell-range-address="Лист1.A2:Лист1.A2 Лист1.A4:Лист1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D2:Лист1.D2 Лист1.D4:Лист1.D4" chart:label-cell-address="Лист1.D1:Лист1.D1" chart:class="chart:bar">
            <chart:data-point chart:repeated="2"/>
          </chart:series>
          <chart:series chart:style-name="ch9" chart:values-cell-range-address="Лист1.E2:Лист1.E2 Лист1.E4:Лист1.E4" chart:label-cell-address="Лист1.E1:Лист1.E1" chart:class="chart:bar">
            <chart:data-point chart:repeated="2"/>
          </chart:series>
          <chart:series chart:style-name="ch10" chart:values-cell-range-address="Лист1.F2:Лист1.F2 Лист1.F4:Лист1.F4" chart:label-cell-address="Лист1.F1:Лист1.F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shSet</text:p>
                <draw:g>
                  <svg:desc>Лист1.D1:Лист1.D1</svg:desc>
                </draw:g>
              </table:table-cell>
              <table:table-cell office:value-type="string">
                <text:p>LinkedHashSet</text:p>
                <draw:g>
                  <svg:desc>Лист1.E1:Лист1.E1</svg:desc>
                </draw:g>
              </table:table-cell>
              <table:table-cell office:value-type="string">
                <text:p>TreeSet</text:p>
                <draw:g>
                  <svg:desc>Лист1.F1:Лист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d()</text:p>
                <draw:g>
                  <svg:desc>Лист1.A2:Лист1.A2 Лист1.A4:Лист1.A4</svg:desc>
                </draw:g>
              </table:table-cell>
              <table:table-cell office:value-type="float" office:value="8214">
                <text:p>8214</text:p>
                <draw:g>
                  <svg:desc>Лист1.D2:Лист1.D2 Лист1.D4:Лист1.D4</svg:desc>
                </draw:g>
              </table:table-cell>
              <table:table-cell office:value-type="float" office:value="7317">
                <text:p>7317</text:p>
                <draw:g>
                  <svg:desc>Лист1.E2:Лист1.E2 Лист1.E4:Лист1.E4</svg:desc>
                </draw:g>
              </table:table-cell>
              <table:table-cell office:value-type="float" office:value="78300">
                <text:p>78300</text:p>
                <draw:g>
                  <svg:desc>Лист1.F2:Лист1.F2 Лист1.F4:Лист1.F4</svg:desc>
                </draw:g>
              </table:table-cell>
            </table:table-row>
            <table:table-row>
              <table:table-cell office:value-type="string">
                <text:p>remove(index)</text:p>
              </table:table-cell>
              <table:table-cell office:value-type="float" office:value="9975">
                <text:p>9975</text:p>
              </table:table-cell>
              <table:table-cell office:value-type="float" office:value="3358">
                <text:p>3358</text:p>
              </table:table-cell>
              <table:table-cell office:value-type="float" office:value="5888">
                <text:p>58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1cm" svg:height="9.005cm" xlink:href=".." xlink:type="simple" chart:class="chart:bar" chart:style-name="ch1">
        <chart:title svg:x="7.483cm" svg:y="0.316cm" chart:style-name="ch2">
          <text:p>Map</text:p>
        </chart:title>
        <chart:legend chart:legend-position="end" svg:x="12.765cm" svg:y="3.705cm" style:legend-expansion="high" chart:style-name="ch3"/>
        <chart:plot-area chart:style-name="ch4" table:cell-range-address="Лист1.A2:Лист1.A2 Лист1.A4:Лист1.A4 Лист1.G1:Лист1.I2 Лист1.G4:Лист1.I4" chart:data-source-has-labels="both" svg:x="0.319cm" svg:y="1.275cm" svg:width="12.127cm" svg:height="7.55cm">
          <chartooo:coordinate-region svg:x="2.74cm" svg:y="1.275cm" svg:width="9.149cm" svg:height="6.903cm"/>
          <chart:axis chart:dimension="x" chart:name="primary-x" chart:style-name="ch5" chartooo:axis-type="auto">
            <chartooo:date-scale/>
            <chart:categories table:cell-range-address="Лист1.A2:Лист1.A2 Лист1.A4:Лист1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G2:Лист1.G2 Лист1.G4:Лист1.G4" chart:label-cell-address="Лист1.G1:Лист1.G1" chart:class="chart:bar">
            <chart:data-point chart:repeated="2"/>
          </chart:series>
          <chart:series chart:style-name="ch9" chart:values-cell-range-address="Лист1.H2:Лист1.H2 Лист1.H4:Лист1.H4" chart:label-cell-address="Лист1.H1:Лист1.H1" chart:class="chart:bar">
            <chart:data-point chart:repeated="2"/>
          </chart:series>
          <chart:series chart:style-name="ch10" chart:values-cell-range-address="Лист1.I2:Лист1.I2 Лист1.I4:Лист1.I4" chart:label-cell-address="Лист1.I1:Лист1.I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shMap</text:p>
                <draw:g>
                  <svg:desc>Лист1.G1:Лист1.G1</svg:desc>
                </draw:g>
              </table:table-cell>
              <table:table-cell office:value-type="string">
                <text:p>LinkedHashMap</text:p>
                <draw:g>
                  <svg:desc>Лист1.H1:Лист1.H1</svg:desc>
                </draw:g>
              </table:table-cell>
              <table:table-cell office:value-type="string">
                <text:p>TreeMap</text:p>
                <draw:g>
                  <svg:desc>Лист1.I1:Лист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d()</text:p>
                <draw:g>
                  <svg:desc>Лист1.A2:Лист1.A2 Лист1.A4:Лист1.A4</svg:desc>
                </draw:g>
              </table:table-cell>
              <table:table-cell office:value-type="float" office:value="25263">
                <text:p>25263</text:p>
                <draw:g>
                  <svg:desc>Лист1.G2:Лист1.G2 Лист1.G4:Лист1.G4</svg:desc>
                </draw:g>
              </table:table-cell>
              <table:table-cell office:value-type="float" office:value="8320">
                <text:p>8320</text:p>
                <draw:g>
                  <svg:desc>Лист1.H2:Лист1.H2 Лист1.H4:Лист1.H4</svg:desc>
                </draw:g>
              </table:table-cell>
              <table:table-cell office:value-type="float" office:value="135352">
                <text:p>135352</text:p>
                <draw:g>
                  <svg:desc>Лист1.I2:Лист1.I2 Лист1.I4:Лист1.I4</svg:desc>
                </draw:g>
              </table:table-cell>
            </table:table-row>
            <table:table-row>
              <table:table-cell office:value-type="string">
                <text:p>remove(index)</text:p>
              </table:table-cell>
              <table:table-cell office:value-type="float" office:value="9620">
                <text:p>9620</text:p>
              </table:table-cell>
              <table:table-cell office:value-type="float" office:value="5328">
                <text:p>5328</text:p>
              </table:table-cell>
              <table:table-cell office:value-type="float" office:value="28006">
                <text:p>280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009cm" svg:height="7.88cm" xlink:href=".." xlink:type="simple" chart:class="chart:bar" chart:style-name="ch1">
        <chart:legend chart:legend-position="end" svg:x="11.217cm" svg:y="3.392cm" style:legend-expansion="high" chart:style-name="ch2"/>
        <chart:plot-area chart:style-name="ch3" table:cell-range-address="Лист1.A2:Лист1.A4 Лист1.K1:Лист1.L4" chart:data-source-has-labels="both" svg:x="0.28cm" svg:y="0.157cm" svg:width="10.657cm" svg:height="7.566cm">
          <chartooo:coordinate-region svg:x="3.547cm" svg:y="0.157cm" svg:width="6.833cm" svg:height="6.919cm"/>
          <chart:axis chart:dimension="x" chart:name="primary-x" chart:style-name="ch4" chartooo:axis-type="auto">
            <chartooo:date-scale/>
            <chart:categories table:cell-range-address="Лист1.A2:Лист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K2:Лист1.K4" chart:label-cell-address="Лист1.K1:Лист1.K1" chart:class="chart:bar">
            <chart:data-point chart:repeated="3"/>
          </chart:series>
          <chart:series chart:style-name="ch8" chart:values-cell-range-address="Лист1.L2:Лист1.L4" chart:label-cell-address="Лист1.L1:Лист1.L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LinkedList</text:p>
                <draw:g>
                  <svg:desc>Лист1.K1:Лист1.K1</svg:desc>
                </draw:g>
              </table:table-cell>
              <table:table-cell office:value-type="string">
                <text:p>LinkedList</text:p>
                <draw:g>
                  <svg:desc>Лист1.L1:Лист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d()</text:p>
                <draw:g>
                  <svg:desc>Лист1.A2:Лист1.A4</svg:desc>
                </draw:g>
              </table:table-cell>
              <table:table-cell office:value-type="float" office:value="344355">
                <text:p>344355</text:p>
                <draw:g>
                  <svg:desc>Лист1.K2:Лист1.K4</svg:desc>
                </draw:g>
              </table:table-cell>
              <table:table-cell office:value-type="float" office:value="37344">
                <text:p>37344</text:p>
                <draw:g>
                  <svg:desc>Лист1.L2:Лист1.L4</svg:desc>
                </draw:g>
              </table:table-cell>
            </table:table-row>
            <table:table-row>
              <table:table-cell office:value-type="string">
                <text:p>add(element, index)</text:p>
              </table:table-cell>
              <table:table-cell office:value-type="float" office:value="17768">
                <text:p>17768</text:p>
              </table:table-cell>
              <table:table-cell office:value-type="float" office:value="12846">
                <text:p>12846</text:p>
              </table:table-cell>
            </table:table-row>
            <table:table-row>
              <table:table-cell office:value-type="string">
                <text:p>remove(index)</text:p>
              </table:table-cell>
              <table:table-cell office:value-type="float" office:value="11397">
                <text:p>11397</text:p>
              </table:table-cell>
              <table:table-cell office:value-type="float" office:value="7165">
                <text:p>71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